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6.551cm" svg:height="0.962cm" svg:x="6.326cm" svg:y="12.538cm">
          <draw:text-box>
            <text:p>Intelligence Artificielle</text:p>
          </draw:text-box>
        </draw:frame>
        <draw:frame draw:style-name="gr2" xml:id="id2" draw:id="id2" draw:layer="layout" svg:width="7.4cm" svg:height="1.673cm" svg:x="5.9cm" svg:y="8.1cm">
          <draw:text-box>
            <text:p>Apprentissage Machine (Machine Learning)</text:p>
          </draw:text-box>
        </draw:frame>
        <draw:frame draw:style-name="gr2" xml:id="id3" draw:id="id3" draw:layer="layout" svg:width="5.837cm" svg:height="1.673cm" svg:x="0.963cm" svg:y="3.338cm">
          <draw:text-box>
            <text:p>Réseaux de neurones artificiels</text:p>
          </draw:text-box>
        </draw:frame>
        <draw:frame draw:style-name="gr1" xml:id="id4" draw:id="id4" draw:layer="layout" svg:width="3.216cm" svg:height="0.962cm" svg:x="13.2cm" svg:y="3cm">
          <draw:text-box>
            <text:p>MENACE</text:p>
          </draw:text-box>
        </draw:frame>
        <draw:connector draw:style-name="gr3" draw:text-style-name="P1" draw:layer="layout" svg:x1="9.601cm" svg:y1="12.538cm" svg:x2="9.6cm" svg:y2="9.773cm" draw:start-shape="id1" draw:end-shape="id2" draw:end-glue-point="2" svg:d="M9601 12538v-1382h-1v-1383" svg:viewBox="0 0 2 2766">
          <text:p/>
        </draw:connector>
        <draw:connector draw:style-name="gr3" draw:text-style-name="P1" draw:layer="layout" svg:x1="9.6cm" svg:y1="8.1cm" svg:x2="3.881cm" svg:y2="5.011cm" draw:start-shape="id2" draw:start-glue-point="0" draw:end-shape="id3" draw:end-glue-point="2" svg:d="M9600 8100v-1544h-5719v-1545" svg:viewBox="0 0 5720 3090">
          <text:p/>
        </draw:connector>
        <draw:connector draw:style-name="gr3" draw:text-style-name="P1" draw:layer="layout" draw:line-skew="0.526cm" svg:x1="9.6cm" svg:y1="8.1cm" svg:x2="14.808cm" svg:y2="3.962cm" draw:start-shape="id2" draw:end-shape="id4" draw:end-glue-point="2" svg:d="M9600 8100v-1543h5208v-2595" svg:viewBox="0 0 5209 4139">
          <text:p/>
        </draw:connector>
        <draw:frame draw:style-name="gr1" xml:id="id5" draw:id="id5" draw:layer="layout" svg:width="6.801cm" svg:height="0.962cm" svg:x="6.199cm" svg:y="1.6cm">
          <draw:text-box>
            <text:p>Algorithme génétiques</text:p>
          </draw:text-box>
        </draw:frame>
        <draw:connector draw:style-name="gr3" draw:text-style-name="P1" draw:layer="layout" draw:line-skew="1.228cm" svg:x1="9.6cm" svg:y1="8.1cm" svg:x2="9.599cm" svg:y2="2.562cm" draw:start-shape="id2" draw:start-glue-point="0" draw:end-shape="id5" draw:end-glue-point="2" svg:d="M9600 8100v-1541h-1v-3997" svg:viewBox="0 0 2 5539">
          <text:p/>
        </draw:connector>
        <draw:frame draw:style-name="gr2" xml:id="id6" draw:id="id6" draw:layer="layout" svg:width="7.4cm" svg:height="1.673cm" svg:x="2.9cm" svg:y="15.4cm">
          <draw:text-box>
            <text:p>Symbolique (programmation logique)</text:p>
          </draw:text-box>
        </draw:frame>
        <draw:frame draw:style-name="gr1" xml:id="id7" draw:id="id7" draw:layer="layout" svg:width="3.808cm" svg:height="0.962cm" svg:x="11.6cm" svg:y="15.7cm">
          <draw:text-box>
            <text:p>Probabiliste</text:p>
          </draw:text-box>
        </draw:frame>
        <draw:connector draw:style-name="gr3" draw:text-style-name="P1" draw:layer="layout" draw:line-skew="-0.05cm" svg:x1="9.601cm" svg:y1="13.5cm" svg:x2="6.6cm" svg:y2="15.4cm" draw:start-shape="id1" draw:start-glue-point="2" draw:end-shape="id6" svg:d="M9601 13500v900h-3001v1000" svg:viewBox="0 0 3002 1901">
          <text:p/>
        </draw:connector>
        <draw:connector draw:style-name="gr3" draw:text-style-name="P1" draw:layer="layout" draw:line-skew="-0.2cm" svg:x1="9.601cm" svg:y1="13.5cm" svg:x2="13.504cm" svg:y2="15.7cm" draw:start-shape="id1" draw:start-glue-point="2" draw:end-shape="id7" draw:end-glue-point="0" svg:d="M9601 13500v900h3903v1300" svg:viewBox="0 0 3904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13:04:14.535154161</meta:creation-date>
    <dc:date>2019-09-15T18:08:20.050984968</dc:date>
    <meta:editing-duration>PT3M37S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